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0.47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20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9" table:number-columns-repeated="1012" table:default-cell-style-name="ce13"/>
        <table:table-row table:style-name="ro1">
          <table:table-cell table:style-name="ce1" office:value-type="string" table:number-columns-spanned="1" table:number-rows-spanned="2">
            <text:p>tipo</text:p>
          </table:table-cell>
          <table:table-cell table:style-name="ce1" office:value-type="string" table:number-columns-spanned="1" table:number-rows-spanned="2">
            <text:p>oggetto</text:p>
          </table:table-cell>
          <table:table-cell table:style-name="ce14" office:value-type="string">
            <text:p>Daniele Selvaggi</text:p>
          </table:table-cell>
          <table:table-cell table:style-name="ce21" office:value-type="string">
            <text:p>Gemma Evangelisti</text:p>
          </table:table-cell>
          <table:table-cell table:style-name="ce21" office:value-type="string">
            <text:p>Giovanni Sperandini</text:p>
          </table:table-cell>
          <table:table-cell table:style-name="ce21" office:value-type="string">
            <text:p>Giovanni Piferi</text:p>
          </table:table-cell>
          <table:table-cell table:style-name="ce22" office:value-type="string">
            <text:p>totale</text:p>
          </table:table-cell>
          <table:table-cell/>
          <table:table-cell table:style-name="ce15" office:value-type="string" table:number-columns-spanned="4" table:number-rows-spanned="1">
            <text:p>percentuale</text:p>
          </table:table-cell>
          <table:covered-table-cell table:number-columns-repeated="3"/>
          <table:table-cell table:number-columns-repeated="1012"/>
        </table:table-row>
        <table:table-row table:style-name="ro1">
          <table:covered-table-cell table:style-name="ce2" office:value-type="string">
            <text:p>tipo</text:p>
          </table:covered-table-cell>
          <table:covered-table-cell table:style-name="ce7" office:value-type="string">
            <text:p>oggetto</text:p>
          </table:covered-table-cell>
          <table:table-cell table:style-name="ce15" office:value-type="string" table:number-columns-spanned="5" table:number-rows-spanned="1">
            <text:p>Autovoto</text:p>
          </table:table-cell>
          <table:covered-table-cell table:number-columns-repeated="3" table:style-name="ce7"/>
          <table:covered-table-cell/>
          <table:table-cell/>
          <table:table-cell table:style-name="ce15" office:value-type="string">
            <text:p>Daniele Selvaggi</text:p>
          </table:table-cell>
          <table:table-cell table:style-name="ce15" office:value-type="string">
            <text:p>Gemma Evangelisti</text:p>
          </table:table-cell>
          <table:table-cell table:style-name="ce15" office:value-type="string">
            <text:p>Giovanni Sperandini</text:p>
          </table:table-cell>
          <table:table-cell table:style-name="ce15" office:value-type="string">
            <text:p>Giovanni Piferi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1" table:number-rows-spanned="7">
            <text:p>Task</text:p>
          </table:table-cell>
          <table:table-cell table:style-name="ce8" office:value-type="string">
            <text:p>prende l'iniziativa</text:p>
          </table:table-cell>
          <table:table-cell table:style-name="ce16" office:value-type="float" office:value="9">
            <text:p>9</text:p>
          </table:table-cell>
          <table:table-cell table:style-name="ce16" table:number-columns-repeated="4"/>
          <table:table-cell/>
          <table:table-cell table:style-name="ce16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da informazioni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chiarifica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sintetizza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concretizza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priorizza gli obbiettivi</text:p>
          </table:table-cell>
          <table:table-cell table:style-name="ce17" office:value-type="float" office:value="7">
            <text:p>7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5"/>
          <table:table-cell table:style-name="ce10" office:value-type="string">
            <text:p>totale</text:p>
          </table:table-cell>
          <table:table-cell table:style-name="ce18" table:formula="of:=SUM([.C3:.C8])" office:value-type="float" office:value="48">
            <text:p>4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35">
            <text:p>35</text:p>
          </table:table-cell>
          <table:table-cell table:style-name="ce18" table:formula="of:=SUM([.C9:.F9])" office:value-type="float" office:value="175">
            <text:p>175</text:p>
          </table:table-cell>
          <table:table-cell/>
          <table:table-cell table:style-name="ce18" table:formula="of:=(100*[.C9])/[.G9]" office:value-type="float" office:value="27.4285714285714">
            <text:p>27,4285714286</text:p>
          </table:table-cell>
          <table:table-cell table:style-name="ce18" table:formula="of:=(100*[.D9])/[.G9]" office:value-type="float" office:value="28">
            <text:p>28</text:p>
          </table:table-cell>
          <table:table-cell table:style-name="ce18" table:formula="of:=(100*[.E9])/[.G9]" office:value-type="float" office:value="24.5714285714286">
            <text:p>24,5714285714</text:p>
          </table:table-cell>
          <table:table-cell table:style-name="ce18" table:formula="of:=(100*[.F9])/[.G9]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1" table:number-rows-spanned="6">
            <text:p>People</text:p>
          </table:table-cell>
          <table:table-cell table:style-name="ce8" office:value-type="string">
            <text:p>Integra</text:p>
          </table:table-cell>
          <table:table-cell table:style-name="ce16" office:value-type="float" office:value="8">
            <text:p>8</text:p>
          </table:table-cell>
          <table:table-cell table:style-name="ce16" table:number-columns-repeated="4"/>
          <table:table-cell/>
          <table:table-cell table:style-name="ce16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Verifica il consenso</text:p>
          </table:table-cell>
          <table:table-cell table:style-name="ce17" office:value-type="float" office:value="9">
            <text:p>9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Incoraggia</text:p>
          </table:table-cell>
          <table:table-cell table:style-name="ce17" office:value-type="float" office:value="7">
            <text:p>7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Mostra flessibilità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è ironico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5"/>
          <table:table-cell table:style-name="ce10" office:value-type="string">
            <text:p>totale</text:p>
          </table:table-cell>
          <table:table-cell table:style-name="ce18" table:formula="of:=SUM([.C10:.C14])" office:value-type="float" office:value="38">
            <text:p>3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table:formula="of:=SUM([.C15:.F15])" office:value-type="float" office:value="145">
            <text:p>145</text:p>
          </table:table-cell>
          <table:table-cell/>
          <table:table-cell table:style-name="ce18" table:formula="of:=(100*[.C15])/[.G15]" office:value-type="float" office:value="26.2068965517241">
            <text:p>26,2068965517</text:p>
          </table:table-cell>
          <table:table-cell table:style-name="ce18" table:formula="of:=(100*[.D15])/[.G15]" office:value-type="float" office:value="26.2068965517241">
            <text:p>26,2068965517</text:p>
          </table:table-cell>
          <table:table-cell table:style-name="ce18" table:formula="of:=(100*[.E15])/[.G15]" office:value-type="float" office:value="23.448275862069">
            <text:p>23,4482758621</text:p>
          </table:table-cell>
          <table:table-cell table:style-name="ce18" table:formula="of:=(100*[.F15])/[.G15]" office:value-type="float" office:value="24.1379310344828">
            <text:p>24,1379310345</text:p>
          </table:table-cell>
          <table:table-cell table:number-columns-repeated="1012"/>
        </table:table-row>
        <table:table-row table:style-name="ro1">
          <table:table-cell table:style-name="ce3" office:value-type="string" table:number-columns-spanned="1" table:number-rows-spanned="7">
            <text:p>Self</text:p>
          </table:table-cell>
          <table:table-cell table:style-name="ce8" office:value-type="string">
            <text:p>Critica</text:p>
          </table:table-cell>
          <table:table-cell table:style-name="ce16" office:value-type="float" office:value="6">
            <text:p>6</text:p>
          </table:table-cell>
          <table:table-cell table:style-name="ce16" table:number-columns-repeated="4"/>
          <table:table-cell/>
          <table:table-cell table:style-name="ce16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non ascolta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controlla</text:p>
          </table:table-cell>
          <table:table-cell table:style-name="ce17" office:value-type="float" office:value="7">
            <text:p>7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distrae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cambia il soggetto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9" office:value-type="string">
            <text:p>non partecipa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4"/>
          <table:table-cell/>
          <table:table-cell table:style-name="ce17" table:number-columns-repeated="4"/>
          <table:table-cell table:number-columns-repeated="1012"/>
        </table:table-row>
        <table:table-row table:style-name="ro1">
          <table:covered-table-cell table:style-name="ce5"/>
          <table:table-cell table:style-name="ce10" office:value-type="string">
            <text:p>totale</text:p>
          </table:table-cell>
          <table:table-cell table:style-name="ce18" table:formula="of:=SUM([.C16:.C21])" office:value-type="float" office:value="38">
            <text:p>38</text:p>
          </table:table-cell>
          <table:table-cell table:style-name="ce18" office:value-type="float" office:value="33">
            <text:p>33</text:p>
          </table:table-cell>
          <table:table-cell table:number-columns-repeated="2" table:style-name="ce18" office:value-type="float" office:value="31">
            <text:p>31</text:p>
          </table:table-cell>
          <table:table-cell table:style-name="ce18" table:formula="of:=SUM([.C22:.F22])" office:value-type="float" office:value="133">
            <text:p>133</text:p>
          </table:table-cell>
          <table:table-cell/>
          <table:table-cell table:style-name="ce18" table:formula="of:=(100*[.C22])/[.G22]" office:value-type="float" office:value="28.5714285714286">
            <text:p>28,5714285714</text:p>
          </table:table-cell>
          <table:table-cell table:style-name="ce18" table:formula="of:=(100*[.D22])/[.G22]" office:value-type="float" office:value="24.812030075188">
            <text:p>24,8120300752</text:p>
          </table:table-cell>
          <table:table-cell table:style-name="ce18" table:formula="of:=(100*[.E22])/[.G22]" office:value-type="float" office:value="23.3082706766917">
            <text:p>23,3082706767</text:p>
          </table:table-cell>
          <table:table-cell table:style-name="ce18" table:formula="of:=(100*[.F22])/[.G22]" office:value-type="float" office:value="23.3082706766917">
            <text:p>23,3082706767</text:p>
          </table:table-cell>
          <table:table-cell table:number-columns-repeated="1012"/>
        </table:table-row>
        <table:table-row table:style-name="ro1">
          <table:table-cell table:style-name="ce5" office:value-type="string" table:number-columns-spanned="1" table:number-rows-spanned="4">
            <text:p>Totale</text:p>
          </table:table-cell>
          <table:table-cell table:style-name="ce11" office:value-type="string">
            <text:p>percentuale task</text:p>
          </table:table-cell>
          <table:table-cell table:style-name="ce19" table:formula="of:=(100*[.C9])/[.C26]" office:value-type="float" office:value="38.7096774193548">
            <text:p>38,7096774194</text:p>
          </table:table-cell>
          <table:table-cell table:style-name="ce19" table:formula="of:=(100*[.D9])/[.D26]" office:value-type="float" office:value="40.8333333333333">
            <text:p>40,8333333333</text:p>
          </table:table-cell>
          <table:table-cell table:style-name="ce19" table:formula="of:=(100*[.E9])/[.E26]" office:value-type="float" office:value="39.8148148148148">
            <text:p>39,8148148148</text:p>
          </table:table-cell>
          <table:table-cell table:style-name="ce19" table:formula="of:=(100*[.F9])/[.F26]" office:value-type="float" office:value="34.6534653465347">
            <text:p>34,6534653465</text:p>
          </table:table-cell>
          <table:table-cell table:style-name="ce19" table:formula="of:=(100*[.G9])/[.G26]" office:value-type="float" office:value="38.6313465783664">
            <text:p>38,6313465784</text:p>
          </table:table-cell>
          <table:table-cell/>
          <table:table-cell table:style-name="ce18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11" office:value-type="string">
            <text:p>percentuale people</text:p>
          </table:table-cell>
          <table:table-cell table:style-name="ce19" table:formula="of:=(100*[.C15])/[.C26]" office:value-type="float" office:value="30.6451612903226">
            <text:p>30,6451612903</text:p>
          </table:table-cell>
          <table:table-cell table:style-name="ce19" table:formula="of:=(100*[.D15])/[.D26]" office:value-type="float" office:value="31.6666666666667">
            <text:p>31,6666666667</text:p>
          </table:table-cell>
          <table:table-cell table:style-name="ce19" table:formula="of:=(100*[.E15])/[.E26]" office:value-type="float" office:value="31.4814814814815">
            <text:p>31,4814814815</text:p>
          </table:table-cell>
          <table:table-cell table:style-name="ce19" table:formula="of:=(100*[.F15])/[.F26]" office:value-type="float" office:value="34.6534653465347">
            <text:p>34,6534653465</text:p>
          </table:table-cell>
          <table:table-cell table:style-name="ce19" table:formula="of:=(100*[.G15])/[.G26]" office:value-type="float" office:value="32.0088300220751">
            <text:p>32,0088300221</text:p>
          </table:table-cell>
          <table:table-cell/>
          <table:table-cell table:style-name="ce18" table:number-columns-repeated="4"/>
          <table:table-cell table:number-columns-repeated="1012"/>
        </table:table-row>
        <table:table-row table:style-name="ro1">
          <table:covered-table-cell table:style-name="ce4"/>
          <table:table-cell table:style-name="ce11" office:value-type="string">
            <text:p>percentuale self</text:p>
          </table:table-cell>
          <table:table-cell table:style-name="ce19" table:formula="of:=(100*[.C22])/[.C26]" office:value-type="float" office:value="30.6451612903226">
            <text:p>30,6451612903</text:p>
          </table:table-cell>
          <table:table-cell table:style-name="ce19" table:formula="of:=(100*[.D22])/[.D26]" office:value-type="float" office:value="27.5">
            <text:p>27,5</text:p>
          </table:table-cell>
          <table:table-cell table:style-name="ce19" table:formula="of:=(100*[.E22])/[.E26]" office:value-type="float" office:value="28.7037037037037">
            <text:p>28,7037037037</text:p>
          </table:table-cell>
          <table:table-cell table:style-name="ce19" table:formula="of:=(100*[.F22])/[.F26]" office:value-type="float" office:value="30.6930693069307">
            <text:p>30,6930693069</text:p>
          </table:table-cell>
          <table:table-cell table:style-name="ce19" table:formula="of:=(100*[.G22])/[.G26]" office:value-type="float" office:value="29.3598233995585">
            <text:p>29,3598233996</text:p>
          </table:table-cell>
          <table:table-cell/>
          <table:table-cell table:style-name="ce18" table:number-columns-repeated="4"/>
          <table:table-cell table:number-columns-repeated="1012"/>
        </table:table-row>
        <table:table-row table:style-name="ro1">
          <table:covered-table-cell table:style-name="ce5"/>
          <table:table-cell table:style-name="ce12" office:value-type="string">
            <text:p>totale</text:p>
          </table:table-cell>
          <table:table-cell table:style-name="ce19" table:formula="of:=[.C9]+[.C15]+[.C22]" office:value-type="float" office:value="124">
            <text:p>124</text:p>
          </table:table-cell>
          <table:table-cell table:style-name="ce19" table:formula="of:=[.D9]+[.D15]+[.D22]" office:value-type="float" office:value="120">
            <text:p>120</text:p>
          </table:table-cell>
          <table:table-cell table:style-name="ce19" table:formula="of:=[.E9]+[.E15]+[.E22]" office:value-type="float" office:value="108">
            <text:p>108</text:p>
          </table:table-cell>
          <table:table-cell table:style-name="ce19" table:formula="of:=[.F9]+[.F15]+[.F22]" office:value-type="float" office:value="101">
            <text:p>101</text:p>
          </table:table-cell>
          <table:table-cell table:style-name="ce19" table:formula="of:=SUM([.C26:.F26])" office:value-type="float" office:value="453">
            <text:p>453</text:p>
          </table:table-cell>
          <table:table-cell/>
          <table:table-cell table:style-name="ce18" table:formula="of:=(100*[.C26])/[.G26]" office:value-type="float" office:value="27.3730684326711">
            <text:p>27,3730684327</text:p>
          </table:table-cell>
          <table:table-cell table:style-name="ce18" table:formula="of:=(100*[.D26])/[.G26]" office:value-type="float" office:value="26.4900662251656">
            <text:p>26,4900662252</text:p>
          </table:table-cell>
          <table:table-cell table:style-name="ce18" table:formula="of:=(100*[.E26])/[.G26]" office:value-type="float" office:value="23.841059602649">
            <text:p>23,8410596026</text:p>
          </table:table-cell>
          <table:table-cell table:style-name="ce18" table:formula="of:=(100*[.F26])/[.G26]" office:value-type="float" office:value="22.2958057395144">
            <text:p>22,295805739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10/11/2021</text:date>, <text:time>18.09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elvaggi</meta:initial-creator>
    <meta:creation-date>2021-11-10T15:02:27.11</meta:creation-date>
    <dc:date>2021-11-10T18:09:39.35</dc:date>
    <dc:creator>Daniele Selvaggi</dc:creator>
    <meta:editing-duration>PT2H43M40S</meta:editing-duration>
    <meta:editing-cycles>15</meta:editing-cycles>
    <meta:generator>OpenOffice/4.1.7$Win32 OpenOffice.org_project/417m1$Build-9800</meta:generator>
    <meta:document-statistic meta:table-count="1" meta:cell-count="111" meta:object-count="0"/>
  </office:meta>
</office:document-meta>
</file>